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1.27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bold" fo:background-color="transparent" style:font-size-asian="10pt" style:font-size-complex="10pt"/>
    </style:style>
    <style:style style:name="P2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bold" fo:background-color="transparent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bold" officeooo:paragraph-rsid="00919b60" fo:background-color="transparent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paragraph-rsid="00919b60" fo:background-color="transparent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3b0cbe" officeooo:paragraph-rsid="00919b60" fo:background-color="transparent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4e2f0d" officeooo:paragraph-rsid="00919b60" fo:background-color="transparent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78603d" officeooo:paragraph-rsid="00919b60" fo:background-color="transparent" style:font-size-asian="10pt" style:font-size-complex="10pt"/>
    </style:style>
    <style:style style:name="P8" style:family="paragraph" style:parent-style-name="Text_20_body">
      <style:paragraph-properties fo:margin-left="1cm" fo:margin-right="0cm" fo:margin-top="0cm" fo:margin-bottom="0cm" style:contextual-spacing="false" fo:line-height="150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0pt" fo:letter-spacing="normal" fo:font-style="italic" style:text-underline-style="none" fo:font-weight="normal" officeooo:rsid="004c3069" officeooo:paragraph-rsid="00919b60" fo:background-color="transparent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loext:opacity="100%" style:font-name="arial" fo:font-size="10pt" fo:letter-spacing="normal" fo:language="pt" fo:country="BR" fo:font-style="normal" style:text-underline-style="none" fo:font-weight="bold" officeooo:rsid="0059ed73" officeooo:paragraph-rsid="00919b60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writing-mode="lr-tb"/>
      <style:text-properties fo:font-variant="normal" fo:text-transform="none" fo:color="#000000" loext:opacity="100%" style:font-name="arial" fo:font-size="10pt" fo:letter-spacing="normal" fo:font-style="normal" fo:font-weight="normal" officeooo:paragraph-rsid="00919b60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writing-mode="lr-tb"/>
      <style:text-properties fo:font-variant="normal" fo:text-transform="none" fo:color="#000000" loext:opacity="100%" style:font-name="arial" fo:font-size="10pt" fo:letter-spacing="normal" fo:font-style="normal" fo:font-weight="bold" officeooo:paragraph-rsid="00919b60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writing-mode="lr-tb"/>
      <style:text-properties fo:font-variant="normal" fo:text-transform="none" fo:color="#000000" loext:opacity="100%" style:font-name="arial" fo:font-size="10pt" fo:letter-spacing="normal" fo:font-style="normal" fo:font-weight="bold" officeooo:rsid="006138eb" officeooo:paragraph-rsid="00919b60" style:font-size-asian="10pt" style:font-size-complex="10pt"/>
    </style:style>
    <style:style style:name="P13" style:family="paragraph" style:parent-style-name="Text_20_body">
      <style:paragraph-properties fo:margin-left="1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loext:opacity="100%" style:font-name="arial" fo:font-size="9pt" fo:letter-spacing="normal" officeooo:paragraph-rsid="00919b60" style:font-size-asian="9pt" style:font-size-complex="9pt"/>
    </style:style>
    <style:style style:name="P14" style:family="paragraph" style:parent-style-name="Text_20_body">
      <style:paragraph-properties fo:margin-left="1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loext:opacity="100%" style:font-name="arial" fo:font-size="9pt" fo:letter-spacing="normal" fo:font-style="italic" fo:font-weight="normal" officeooo:paragraph-rsid="00919b60" style:font-size-asian="9pt" style:font-size-complex="9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normal" officeooo:paragraph-rsid="00919b60" style:text-blinking="false" fo:background-color="transparent" style:font-size-asian="10pt" style:font-size-complex="10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normal" officeooo:paragraph-rsid="00919b60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normal" officeooo:rsid="00274a25" officeooo:paragraph-rsid="00919b60" style:text-blinking="false" fo:background-color="transparent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normal" officeooo:rsid="006138eb" officeooo:paragraph-rsid="00919b60" style:text-blinking="false" fo:background-color="transparent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normal" officeooo:rsid="004d202e" officeooo:paragraph-rsid="00919b60" style:text-blinking="false" fo:background-color="transparent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bold" officeooo:rsid="0059ed73" officeooo:paragraph-rsid="00919b60" style:text-blinking="false" fo:background-color="transparent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bold" officeooo:paragraph-rsid="00919b60" style:text-blinking="false" fo:background-color="transparent" style:font-size-asian="10pt" style:font-size-complex="10pt"/>
    </style:style>
    <style:style style:name="P22" style:family="paragraph" style:parent-style-name="Text_20_body">
      <style:paragraph-properties fo:margin-left="1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9pt" fo:letter-spacing="normal" fo:font-style="italic" style:text-underline-style="none" fo:font-weight="normal" officeooo:rsid="00274a25" officeooo:paragraph-rsid="00919b60" style:text-blinking="false" fo:background-color="transparent" style:font-size-asian="9pt" style:font-style-asian="italic" style:font-size-complex="9pt" style:font-style-complex="italic"/>
    </style:style>
    <style:style style:name="P23" style:family="paragraph" style:parent-style-name="Text_20_body" style:master-page-name="">
      <loext:graphic-properties draw:fill="none"/>
      <style:paragraph-properties fo:margin-left="1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9pt" fo:letter-spacing="normal" fo:font-style="italic" style:text-underline-style="none" fo:font-weight="normal" officeooo:rsid="006138eb" officeooo:paragraph-rsid="00919b60" style:text-blinking="false" fo:background-color="transparent" style:font-size-asian="9pt" style:font-style-asian="italic" style:font-size-complex="9pt" style:font-style-complex="italic"/>
    </style:style>
    <style:style style:name="P24" style:family="paragraph" style:parent-style-name="Text_20_body">
      <loext:graphic-properties draw:fill="none"/>
      <style:paragraph-properties fo:margin-left="1cm" fo:margin-right="0cm" fo:margin-top="0cm" fo:margin-bottom="0cm" style:contextual-spacing="false" fo:line-height="150%" fo:text-align="justify" style:justify-single-word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9pt" fo:letter-spacing="normal" fo:font-style="italic" style:text-underline-style="none" fo:font-weight="normal" officeooo:rsid="006138eb" officeooo:paragraph-rsid="00919b60" style:text-blinking="false" fo:background-color="transparent" style:font-size-asian="9pt" style:font-style-asian="italic" style:font-size-complex="9pt" style:font-style-complex="italic"/>
    </style:style>
    <style:style style:name="P25" style:family="paragraph" style:parent-style-name="Text_20_body">
      <style:paragraph-properties fo:margin-left="1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9pt" fo:letter-spacing="normal" fo:font-style="italic" style:text-underline-style="none" fo:font-weight="normal" officeooo:paragraph-rsid="00919b60" style:text-blinking="false" fo:background-color="transparent" style:font-size-asian="9pt" style:font-size-complex="9pt"/>
    </style:style>
    <style:style style:name="P26" style:family="paragraph" style:parent-style-name="Text_20_body">
      <style:paragraph-properties fo:margin-left="1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9pt" fo:letter-spacing="normal" fo:font-style="normal" style:text-underline-style="none" fo:font-weight="bold" officeooo:rsid="001de48e" officeooo:paragraph-rsid="00919b60" style:text-blinking="false" fo:background-color="transparent" style:font-size-asian="9pt" style:font-size-complex="9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arial" fo:font-size="10pt" fo:language="pt" fo:country="BR" officeooo:rsid="000fcab1" officeooo:paragraph-rsid="00919b60" style:font-size-asian="10pt" style:font-size-complex="10pt"/>
    </style:style>
    <style:style style:name="P28" style:family="paragraph" style:parent-style-name="Text_20_body">
      <style:paragraph-properties fo:margin-left="1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style:font-name="arial" fo:font-size="9pt" officeooo:paragraph-rsid="00919b60" style:font-size-asian="9pt" style:font-size-complex="9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officeooo:paragraph-rsid="00904693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officeooo:paragraph-rsid="00919b60"/>
    </style:style>
    <style:style style:name="P31" style:family="paragraph" style:parent-style-name="Text_20_body">
      <style:paragraph-properties fo:margin-left="0cm" fo:margin-right="2cm" fo:margin-top="0cm" fo:margin-bottom="0cm" style:contextual-spacing="false" fo:line-height="150%" fo:text-align="justify" style:justify-single-word="false" fo:orphans="2" fo:widows="2" fo:text-indent="2cm" style:auto-text-indent="false" style:writing-mode="lr-tb"/>
      <style:text-properties style:font-name="Arial" fo:font-size="10pt" style:text-underline-style="none" officeooo:paragraph-rsid="008efbaa" style:font-size-asian="10pt" style:font-size-complex="10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Arial" fo:font-size="10pt" style:text-underline-style="none" officeooo:paragraph-rsid="00919b60" style:font-size-asian="10pt" style:font-size-complex="10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Arial" fo:font-size="10pt" style:text-underline-style="none" officeooo:paragraph-rsid="00919b60" style:font-size-asian="10pt" style:font-size-complex="10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fo:font-weight="bold" officeooo:rsid="00934013" officeooo:paragraph-rsid="00934013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officeooo:rsid="00919b60" officeooo:paragraph-rsid="00919b60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750b13" officeooo:paragraph-rsid="00904693" fo:background-color="transparent" style:font-size-asian="10pt" style:font-size-complex="10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66bdb5" officeooo:paragraph-rsid="00904693" fo:background-color="transparent" style:font-size-asian="10pt" style:font-size-complex="10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4e2f0d" officeooo:paragraph-rsid="00919b60" fo:background-color="transparent" style:font-size-asian="10pt" style:font-size-complex="10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bold" officeooo:rsid="0059ed73" officeooo:paragraph-rsid="00919b60" style:text-blinking="false" fo:background-color="transparent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bold" officeooo:rsid="00948806" officeooo:paragraph-rsid="00948806" style:text-blinking="false" fo:background-color="transparent" style:font-size-asian="10pt" style:font-weight-asian="bold" style:font-size-complex="10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2" style:family="paragraph">
      <loext:graphic-properties draw:fill="none"/>
      <style:paragraph-properties fo:text-align="center"/>
    </style:style>
    <style:style style:name="T1" style:family="text">
      <style:text-properties fo:font-style="italic" officeooo:rsid="004c3069" style:font-style-asian="italic" style:font-style-complex="italic"/>
    </style:style>
    <style:style style:name="T2" style:family="text">
      <style:text-properties fo:font-variant="normal" fo:text-transform="none" fo:color="#000000" loext:opacity="100%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689c51" fo:background-color="transparent" loext:char-shading-value="0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6b9126" fo:background-color="transparent" loext:char-shading-value="0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3b0cbe" fo:background-color="transparent" loext:char-shading-value="0"/>
    </style:style>
    <style:style style:name="T6" style:family="text">
      <style:text-properties fo:font-variant="normal" fo:text-transform="none" fo:color="#000000" loext:opacity="100%" fo:letter-spacing="normal" fo:font-style="normal" fo:font-weight="bold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4abc00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51c24c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5a914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5d65d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42ed22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42177a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5f1896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3ceb06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609272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750b13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3b0cbe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40117c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6b9126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78603d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rsid="004e2f0d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bold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loext:opacity="100%" style:font-name="Arial" fo:font-size="10pt" fo:letter-spacing="normal" fo:font-style="normal" style:text-underline-style="none" fo:font-weight="bold" officeooo:rsid="003ceb06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Arial" fo:font-size="10pt" fo:letter-spacing="normal" fo:font-style="normal" style:text-underline-style="none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000000" loext:opacity="100%" style:font-name="Arial" fo:font-size="10pt" fo:letter-spacing="normal" fo:font-style="normal" style:text-underline-style="none" officeooo:rsid="004e2f0d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274a25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letter-spacing="normal" fo:font-style="italic" style:text-underline-style="none" fo:font-weight="normal" officeooo:rsid="00274a25" style:text-blinking="false" fo:background-color="transparent" loext:char-shading-value="0" style:font-style-asian="italic" style:font-style-complex="italic"/>
    </style:style>
    <style:style style:name="T29" style:family="text">
      <style:text-properties fo:font-variant="normal" fo:text-transform="none" fo:color="#000000" loext:opacity="100%" style:text-line-through-style="none" style:text-line-through-type="none" fo:letter-spacing="normal" fo:font-style="italic" style:text-underline-style="none" fo:font-weight="normal" officeooo:rsid="0076e5c1" style:text-blinking="false" fo:background-color="transparent" loext:char-shading-value="0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c3069" style:font-weight-asian="bold" style:font-weight-complex="bold"/>
    </style:style>
    <style:style style:name="T32" style:family="text">
      <style:text-properties officeooo:rsid="0058adf7"/>
    </style:style>
    <style:style style:name="T33" style:family="text">
      <style:text-properties style:text-line-through-style="none" style:text-line-through-type="none" style:font-name="arial" officeooo:rsid="002431ca" style:text-blinking="false"/>
    </style:style>
    <style:style style:name="T34" style:family="text">
      <style:text-properties style:text-line-through-style="none" style:text-line-through-type="none" style:font-name="arial" officeooo:rsid="006b9126" style:text-blinking="false"/>
    </style:style>
    <style:style style:name="T35" style:family="text">
      <style:text-properties style:text-line-through-style="none" style:text-line-through-type="none" style:font-name="arial" officeooo:rsid="006ce624" style:text-blinking="false"/>
    </style:style>
    <style:style style:name="T36" style:family="text">
      <style:text-properties style:text-line-through-style="none" style:text-line-through-type="none" style:font-name="arial" officeooo:rsid="00689c51" style:text-blinking="false"/>
    </style:style>
    <style:style style:name="T37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38" style:family="text">
      <style:text-properties style:text-line-through-style="none" style:text-line-through-type="none" style:text-underline-style="none" officeooo:rsid="001de48e" style:text-blinking="false" fo:background-color="transparent" loext:char-shading-value="0"/>
    </style:style>
    <style:style style:name="T39" style:family="text">
      <style:text-properties style:text-line-through-style="none" style:text-line-through-type="none" style:text-underline-style="none" officeooo:rsid="005e45fb" style:text-blinking="false" fo:background-color="transparent" loext:char-shading-value="0"/>
    </style:style>
    <style:style style:name="T40" style:family="text">
      <style:text-properties style:text-line-through-style="none" style:text-line-through-type="none" style:text-underline-style="none" fo:font-weight="bold" officeooo:rsid="001de48e" style:text-blinking="false" fo:background-color="transparent" loext:char-shading-value="0" style:font-weight-asian="bold" style:font-weight-complex="bold"/>
    </style:style>
    <style:style style:name="T41" style:family="text">
      <style:text-properties style:text-line-through-style="none" style:text-line-through-type="none" style:text-underline-style="none" fo:font-weight="normal" style:text-blinking="false" fo:background-color="transparent" loext:char-shading-value="0"/>
    </style:style>
    <style:style style:name="T42" style:family="text">
      <style:text-properties style:text-line-through-style="none" style:text-line-through-type="none" style:text-underline-style="none" fo:font-weight="normal" officeooo:rsid="001de48e" style:text-blinking="false" fo:background-color="transparent" loext:char-shading-value="0"/>
    </style:style>
    <style:style style:name="T43" style:family="text">
      <style:text-properties style:text-line-through-style="none" style:text-line-through-type="none" style:text-underline-style="none" fo:font-weight="normal" officeooo:rsid="00566b6d" style:text-blinking="false" fo:background-color="transparent" loext:char-shading-value="0"/>
    </style:style>
    <style:style style:name="T44" style:family="text">
      <style:text-properties style:text-line-through-style="none" style:text-line-through-type="none" style:text-underline-style="none" fo:font-weight="normal" officeooo:rsid="001fe02a" style:text-blinking="false" fo:background-color="transparent" loext:char-shading-value="0"/>
    </style:style>
    <style:style style:name="T45" style:family="text">
      <style:text-properties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46" style:family="text">
      <style:text-properties style:text-line-through-style="none" style:text-line-through-type="none" style:text-underline-style="solid" style:text-underline-width="auto" style:text-underline-color="font-color" fo:font-weight="bold" officeooo:rsid="001de48e" style:text-blinking="false" fo:background-color="transparent" loext:char-shading-value="0" style:font-weight-asian="bold" style:font-weight-complex="bold"/>
    </style:style>
    <style:style style:name="T47" style:family="text">
      <style:text-properties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8" style:family="text">
      <style:text-properties style:text-line-through-style="none" style:text-line-through-type="none" fo:font-style="normal" style:text-underline-style="none" fo:font-weight="bold" officeooo:rsid="001de48e" style:text-blinking="false" fo:background-color="transparent" loext:char-shading-value="0"/>
    </style:style>
    <style:style style:name="T49" style:family="text">
      <style:text-properties officeooo:rsid="0051fb5a"/>
    </style:style>
    <style:style style:name="T50" style:family="text">
      <style:text-properties officeooo:rsid="00750b13"/>
    </style:style>
    <style:style style:name="T51" style:family="text">
      <style:text-properties officeooo:rsid="004c3069"/>
    </style:style>
    <style:style style:name="T52" style:family="text">
      <style:text-properties officeooo:rsid="0059ed73" style:font-weight-asian="bold" style:font-weight-complex="bold"/>
    </style:style>
    <style:style style:name="T53" style:family="text">
      <style:text-properties officeooo:rsid="0076e5c1" style:font-weight-asian="bold" style:font-weight-complex="bold"/>
    </style:style>
    <style:style style:name="T54" style:family="text">
      <style:text-properties officeooo:rsid="00566b6d"/>
    </style:style>
    <style:style style:name="T55" style:family="text">
      <style:text-properties officeooo:rsid="0076e5c1"/>
    </style:style>
    <style:style style:name="T56" style:family="text">
      <style:text-properties officeooo:rsid="00274a25"/>
    </style:style>
    <style:style style:name="T57" style:family="text">
      <style:text-properties officeooo:rsid="00689c51"/>
    </style:style>
    <style:style style:name="T58" style:family="text">
      <style:text-properties fo:font-size="10.5pt" fo:font-weight="bold" style:font-size-asian="9pt" style:font-weight-asian="bold" style:font-size-complex="10.5pt" style:font-weight-complex="bold"/>
    </style:style>
    <style:style style:name="gr1" style:family="graphic">
      <style:graphic-properties draw:stroke="none" svg:stroke-color="#000000" draw:fill="none" draw:fill-color="#ffffff" fo:min-height="2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none" draw:textarea-vertical-align="middle" draw:auto-grow-height="false" fo:min-height="1.681cm" fo:min-width="0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vertical-align="middle" draw:auto-grow-height="false" fo:min-height="3.517cm" fo:min-width="0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vertical-align="middle" draw:auto-grow-height="false" fo:min-height="21.945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vertical-align="middle" draw:auto-grow-height="false" fo:min-height="7.121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vertical-align="middle" draw:auto-grow-height="false" fo:min-height="1.935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none" draw:textarea-vertical-align="middle" draw:auto-grow-height="false" fo:min-height="0.646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vertical-align="middle" draw:auto-grow-height="false" fo:min-height="0.63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none" draw:textarea-vertical-align="middle" draw:auto-grow-height="false" fo:min-height="0.527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none" draw:textarea-vertical-align="middle" draw:auto-grow-height="false" fo:min-height="0.975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1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="none" draw:textarea-vertical-align="middle" draw:auto-grow-height="false" fo:min-height="2.819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none" draw:textarea-vertical-align="middle" draw:auto-grow-height="false" fo:min-height="1.605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none" draw:textarea-vertical-align="middle" draw:auto-grow-height="false" fo:min-height="1.692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</text:p>
      <text:p text:style-name="P1"/>
      <text:p text:style-name="P29"><draw:frame text:anchor-type="paragraph" draw:z-index="1" draw:name="Quadro de texto 1" draw:style-name="gr1" draw:text-style-name="P41" svg:width="2.68cm" svg:height="2.017cm" svg:x="-3.57cm" svg:y="0.335cm"><draw:text-box><text:p><text:span text:style-name="T58">1 – Introdução, Conextualização</text:span></text:p></draw:text-box></draw:frame><draw:frame text:anchor-type="paragraph" draw:z-index="2" draw:name="Quadro de texto 2" draw:style-name="gr1" draw:text-style-name="P41" svg:width="2.68cm" svg:height="2.017cm" svg:x="-3.57cm" svg:y="2.002cm"><draw:text-box><text:p><text:span text:style-name="T58">2 - Elementos pertinentes à espécie</text:span></text:p></draw:text-box></draw:frame><draw:frame text:anchor-type="paragraph" draw:z-index="12" draw:name="Quadro de texto 7" draw:style-name="gr1" draw:text-style-name="P41" svg:width="2.68cm" svg:height="2.017cm" svg:x="-3.57cm" svg:y="10.336cm"><draw:text-box><text:p><text:span text:style-name="T58">7 – Introdução, Conextualização</text:span></text:p></draw:text-box></draw:frame><draw:custom-shape text:anchor-type="paragraph" draw:z-index="0" draw:name="Forma 1" draw:style-name="gr15" draw:text-style-name="P42" svg:width="1.126cm" svg:height="1.784cm" svg:x="-1.175cm" svg:y="0.004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7">Trata-se de Recurso Ordinário tempestivamente interposto pel</text:span><text:span text:style-name="T8">a</text:span><text:span text:style-name="T7"> </text:span><text:span text:style-name="T9">recorrente</text:span><text:span text:style-name="T7"> </text:span><text:span text:style-name="T10">a</text:span><text:span text:style-name="T11">cima citada</text:span><text:span text:style-name="T7"> em face do indeferimento do </text:span><text:span text:style-name="T12">Auxílio-Doença</text:span><text:span text:style-name="T7"> </text:span><text:span text:style-name="T13">por reingresso ao RGPS já portador da doença/incapacidade.</text:span></text:p>
      <text:p text:style-name="P29"><draw:custom-shape text:anchor-type="paragraph" draw:z-index="3" draw:name="Forma 2" draw:style-name="gr14" draw:text-style-name="P42" svg:width="1.126cm" svg:height="1.694cm" svg:x="-1.175cm" svg:y="-0.01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4">A parte recorrente foi</text:span><text:span text:style-name="T15"> submetid</text:span><text:span text:style-name="T9">a</text:span><text:span text:style-name="T15"> a perícia médica, que por sua vez concluiu pelo início da doença em </text:span><text:span text:style-name="T16">11/06/2018</text:span><text:span text:style-name="T10"> </text:span><text:span text:style-name="T15">(DID) </text:span><text:span text:style-name="T12">e</text:span><text:span text:style-name="T15"> pela existência da incapacidade laboral desde 11/06/2018 (DII). A doença </text:span><text:span text:style-name="T24">isenta</text:span><text:span text:style-name="T15"> de carência.</text:span></text:p>
      <text:p text:style-name="P29"><draw:custom-shape text:anchor-type="paragraph" draw:z-index="4" draw:name="Forma 3" draw:style-name="gr13" draw:text-style-name="P42" svg:width="1.126cm" svg:height="2.971cm" svg:x="-1.175cm" svg:y="-0.07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7">Contudo, o INSS concluiu pelo seu indeferimento </text:span><text:span text:style-name="T17">por deixar de reconhecer os recolhimentos de 04/2017 a 02/2018 uma vez que consta no CNIS a pendência PREM-EXT - Remuneração informada fora do prazo, passível de comprovação.</text:span></text:p>
      <text:p text:style-name="P36">Não juntou no processo carta de exigência ou esclarecimento ao recorrente sobre a necessidade de documentos complementares.</text:p>
      <text:p text:style-name="P29"><draw:custom-shape text:anchor-type="paragraph" draw:z-index="6" draw:name="Forma 4" draw:style-name="gr11" draw:text-style-name="P42" svg:width="1.126cm" svg:height="1.029cm" svg:x="-1.175cm" svg:y="-0.016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7">Irresignad</text:span><text:span text:style-name="T18">a</text:span><text:span text:style-name="T7"> com a decisão administrativa da Autarquia, recorre </text:span><text:span text:style-name="T18">a</text:span><text:span text:style-name="T7"> </text:span><text:span text:style-name="T17">parte </text:span><text:span text:style-name="T7">interessad</text:span><text:span text:style-name="T18">a</text:span><text:span text:style-name="T7"> a esta Corte Administrativa </text:span><text:span text:style-name="T19">pleiteando a concessão da prestação.</text:span></text:p>
      <text:p text:style-name="P35"><draw:custom-shape text:anchor-type="paragraph" draw:z-index="13" draw:name="Forma 7" draw:style-name="gr8" draw:text-style-name="P42" svg:width="1.126cm" svg:height="0.662cm" svg:x="-1.175cm" svg:y="0.35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0" draw:name="Forma 6" draw:style-name="gr10" draw:text-style-name="P42" svg:width="1.126cm" svg:height="0.556cm" svg:x="-1.175cm" svg:y="-0.19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9">F</text:span><text:span text:style-name="T7">oi ouvida a Perícia Médica Federal, a qual ratificou as datas técnicas.</text:span></text:p>
      <text:p text:style-name="P37">É o sucinto Relatório. Apresento o feito em mesa.</text:p>
      <text:p text:style-name="P31"><draw:frame text:anchor-type="paragraph" draw:z-index="5" draw:name="Quadro de texto 3" draw:style-name="gr12" draw:text-style-name="P41" svg:width="2.68cm" svg:height="1.802cm" svg:x="-3.57cm" svg:y="-4.549cm"><draw:text-box><text:p><text:span text:style-name="T58">3 - Pontos controversos</text:span></text:p></draw:text-box></draw:frame><draw:frame text:anchor-type="paragraph" draw:z-index="11" draw:name="Quadro de texto 6" draw:style-name="gr9" draw:text-style-name="P41" svg:width="2.68cm" svg:height="1.225cm" svg:x="-3.57cm" svg:y="-0.593cm"><draw:text-box><text:p><text:span text:style-name="T58">6 - Fechamento</text:span></text:p></draw:text-box></draw:frame><draw:frame text:anchor-type="paragraph" draw:z-index="9" draw:name="Quadro de texto 5" draw:style-name="gr9" draw:text-style-name="P41" svg:width="2.68cm" svg:height="1.225cm" svg:x="-3.57cm" svg:y="-1.259cm"><draw:text-box><text:p><text:span text:style-name="T58">5 - Diligências</text:span></text:p></draw:text-box></draw:frame><draw:frame text:anchor-type="paragraph" draw:z-index="7" draw:name="Quadro de texto 4" draw:style-name="gr9" draw:text-style-name="P41" svg:width="2.68cm" svg:height="1.225cm" svg:x="-3.57cm" svg:y="-2.26cm"><draw:text-box><text:p><text:span text:style-name="T58">4 - Síntese do recurso</text:span></text:p></draw:text-box></draw:frame></text:p>
      <text:p text:style-name="P2">VOTO</text:p>
      <text:p text:style-name="P32"><draw:custom-shape text:anchor-type="paragraph" draw:z-index="8" draw:name="Forma 5" draw:style-name="gr7" draw:text-style-name="P42" svg:width="1.126cm" svg:height="0.682cm" svg:x="-1.175cm" svg:y="-0.02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4" draw:name="Forma 8" draw:style-name="gr7" draw:text-style-name="P42" svg:width="1.126cm" svg:height="0.682cm" svg:x="-1.175cm" svg:y="-0.02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3">A</text:span><text:span text:style-name="T2">ssiste razão </text:span><text:span text:style-name="T4">à parte</text:span><text:span text:style-name="T2"> recorr</text:span><text:span text:style-name="T5">ente.</text:span></text:p>
      <text:p text:style-name="P5"><draw:custom-shape text:anchor-type="paragraph" draw:z-index="16" draw:name="Forma 9" draw:style-name="gr6" draw:text-style-name="P42" svg:width="1.126cm" svg:height="2.042cm" svg:x="-1.175cm" svg:y="0.369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40"><draw:frame text:anchor-type="paragraph" draw:z-index="18" draw:name="Quadro de texto 9" draw:style-name="gr1" draw:text-style-name="P41" svg:width="2.68cm" svg:height="2.017cm" svg:x="-3.57cm" svg:y="5.378cm"><draw:text-box><text:p><text:span text:style-name="T58">9 <text:s/>- Mérito – Requisitos para a prestação</text:span></text:p></draw:text-box></draw:frame>ADMISSIBILIDADE</text:p>
      <text:p text:style-name="P16"><draw:frame text:anchor-type="paragraph" draw:z-index="15" draw:name="Quadro de texto 8" draw:style-name="gr1" draw:text-style-name="P41" svg:width="2.68cm" svg:height="2.017cm" svg:x="-3.57cm" svg:y="-0.289cm"><draw:text-box><text:p><text:span text:style-name="T58">8 - Admissibilidade</text:span></text:p></draw:text-box></draw:frame>Preliminarmente, cumpre ressaltar que o presente recurso é tempestivo, segundo preceitua o Regimento Interno do CR<text:span text:style-name="T50">P</text:span>S em seu artigo 31.</text:p>
      <text:p text:style-name="P27"><draw:custom-shape text:anchor-type="paragraph" draw:z-index="17" draw:name="Forma 10" draw:style-name="gr5" draw:text-style-name="P42" svg:width="1.126cm" svg:height="7.513cm" svg:x="-1.175cm" svg:y="0.601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9">MÉRITO</text:p>
      <text:p text:style-name="P5"><text:span text:style-name="T51">O Auxílio-doença é um <text:s/>benefício por incapacidade devido ao segurado que, cumprindo a carência mínima exigida, estiver incapacitado para o trabalho ou por suas atividades habituais por mais de 15 dias, conforme normatiza o artigo 59 da Lei 8.213/91, </text:span><text:span text:style-name="T1">in verbis</text:span><text:span text:style-name="T51">:</text:span></text:p>
      <text:p text:style-name="P8">“Art. 59. O auxílio-doença será devido ao segurado que, havendo cumprido, quando for o caso, o período de carência exigido nesta Lei, ficar incapacitado para o seu trabalho ou para a sua atividade habitual por mais de 15 (quinze) dias consecutivos.”</text:p>
      <text:p text:style-name="P5"><text:span text:style-name="T51">Portanto, há três requisitos a serem cumpridos: a) que o requerente seja </text:span><text:span text:style-name="T31">segurado</text:span><text:span text:style-name="T51">; b) que haja </text:span><text:span text:style-name="T31">incapacidade</text:span><text:span text:style-name="T51"> laboral ou para as atividades habituais; c) que tenha cumprido a </text:span><text:span text:style-name="T31">carência</text:span><text:span text:style-name="T51">, quando for o caso.</text:span></text:p>
      <text:p text:style-name="P6">Não há controvérsia quanto aos requisitos incapacidade, pois a perícia médica foi favorável e confirmou a existência da incapacidade.</text:p>
      <text:p text:style-name="P15"/>
      <text:p text:style-name="P39"/>
      <text:p text:style-name="P39"/>
      <text:p text:style-name="P39"/>
      <text:p text:style-name="P21"><draw:custom-shape text:anchor-type="paragraph" draw:z-index="20" draw:name="Forma 11" draw:style-name="gr4" draw:text-style-name="P42" svg:width="1.126cm" svg:height="23.152cm" svg:x="-1.175cm" svg:y="0.15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2" draw:name="Forma 12" draw:style-name="gr4" draw:text-style-name="P42" svg:width="1.126cm" svg:height="23.152cm" svg:x="-1.175cm" svg:y="28.487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oft-page-break/><text:span text:style-name="T52">TEMPO DE CONTRIBUIÇÃO </text:span><text:span text:style-name="T53">E CARÊNCIA </text:span><text:span text:style-name="T52">DO SEGURADO CONTRIBUINTE INDIVIDUAL</text:span></text:p>
      <text:p text:style-name="P17"><text:span text:style-name="T54">No tocante à carência e ao Tempo de Contribuição, d</text:span>ispõe o Decreto 3.048/99 sobre o tema:</text:p>
      <text:p text:style-name="P28"><text:span text:style-name="T27">“</text:span><text:span text:style-name="T28">Art. 19-C. <text:s/>Considera-se tempo de contribuição o tempo correspondente aos períodos para os quais tenha havido contribuição obrigatória ou facultativa ao RGPS, dentre outros, o período:</text:span></text:p>
      <text:p text:style-name="P28"><draw:frame text:anchor-type="paragraph" draw:z-index="19" draw:name="Quadro de texto 10" draw:style-name="gr1" draw:text-style-name="P41" svg:width="2.68cm" svg:height="2.017cm" svg:x="-3.307cm" svg:y="7.927cm"><draw:text-box><text:p><text:span text:style-name="T58">10 – Pontos controversos</text:span></text:p></draw:text-box></draw:frame><text:span text:style-name="T28">IX - em que o segurado contribuinte individual e o segurado facultativo tenham contribuído na forma prevista no art. 199-A, observado o disposto em seu § 2º</text:span><text:span text:style-name="T29">.</text:span><text:span text:style-name="T28">”</text:span></text:p>
      <text:p text:style-name="P22"/>
      <text:p text:style-name="P17">Observando o preceito normativo, é aceitável como tempo de contribuição <text:span text:style-name="T55">e carência </text:span>o período de labor exercido por segurado em atividade abrangida pela previdência social, como a do contribuinte individual.</text:p>
      <text:p text:style-name="P16">Vejamos o que <text:span text:style-name="T56">mais dispõe o Regulamento da Previdência Social:</text:span></text:p>
      <text:p text:style-name="P13"><text:span text:style-name="T37">“</text:span><text:span text:style-name="T45">Art. 216. A arrecadação e o recolhimento das contribuições e de outras importâncias devidas à seguridade social, observado o que a respeito dispuserem o Instituto Nacional do Seguro Social e a Secretaria da Receita Federal, obedecem às seguintes normas gerais:</text:span></text:p>
      <text:p text:style-name="P25">I -<text:span text:style-name="T30"> a empresa é obrigada a:</text:span></text:p>
      <text:p text:style-name="P25">§ 3º A Guia de Recolhimento do Fundo de Garantia do Tempo de Serviço e Informações à Previdência Social é exigida relativamente a fatos geradores ocorridos a partir de janeiro de 1999.</text:p>
      <text:p text:style-name="P14"><text:span text:style-name="T38">§ 4º </text:span><text:span text:style-name="T40">O preenchimento, as informações prestadas e a entrega da Guia de Recolhimento do Fundo de Garantia do Tempo de Serviço e Informações à Previdência Social </text:span><text:span text:style-name="T46">são de inteira responsabilidade da empresa</text:span><text:span text:style-name="T40">.</text:span><text:span text:style-name="T47">” </text:span><text:span text:style-name="T48">(grifo nosso)</text:span></text:p>
      <text:p text:style-name="P26"/>
      <text:p text:style-name="P10"><text:span text:style-name="T37">Observando o regulamento, </text:span><text:span text:style-name="T39">é </text:span><text:span text:style-name="T38">da responsabilidade da empresa o recolhimento das contribuições do contribuinte individual.</text:span></text:p>
      <text:p text:style-name="P10"><text:span text:style-name="T38">T</text:span><text:span text:style-name="T39">ambém, a empresa é responsável por alimentar o CNIS apresentando a GFIP no prazo fixado na Lei 8.212/91.</text:span></text:p>
      <text:p text:style-name="P11"><text:span text:style-name="T43">Destarte</text:span><text:span text:style-name="T42"> o responsável pelo recolhimento não é o contribuinte, uma vez que ele, ainda que tenha relação direta com o fato gerador (prestação do serviço), não lhe compete efetuar o pagamento do tributo por força da alínea 'a” do inciso I do artigo 116. </text:span><text:span text:style-name="T44">Portanto a responsável, sujeito passivo da obrigação tributária, é a empresa.</text:span></text:p>
      <text:p text:style-name="P12"><text:span text:style-name="T44">N</text:span><text:span text:style-name="T41">esse sentido, foi editado o Enunciado 2 do CRPS que assim normatiza:</text:span></text:p>
      <text:p text:style-name="P23">“ENUNCIADO 2</text:p>
      <text:p text:style-name="P24">Não se indefere benefício sob fundamento de falta de recolhimento de contribuição previdenciária quando a responsabilidade tributária não competir ao segurado.</text:p>
      <text:p text:style-name="P24">I - Considera-se presumido o recolhimento das contribuições do segurado empregado, inclusive o doméstico, do trabalhador avulso e, a partir da competência abril de 2003, do contribuinte individual prestador de serviço.”</text:p>
      <text:p text:style-name="P24"/>
      <text:p text:style-name="P18">Observando o texto legal, uma vez que a empresa faça a declaração à Receita Federal sobre os recolhimentos dos segurados empregados, avulsos e contribuintes individuais, devem ser presumidos os recolhimentos desses segurados e computados como tempo de contribuição e carência.</text:p>
      <text:p text:style-name="P19"/>
      <text:p text:style-name="P19"/>
      <text:p text:style-name="P19"/>
      <text:p text:style-name="P20"><draw:custom-shape text:anchor-type="paragraph" draw:z-index="23" draw:name="Forma 13" draw:style-name="gr3" draw:text-style-name="P42" svg:width="0.761cm" svg:height="4.167cm" svg:x="-0.706cm" svg:y="0.145cm"><text:p/><draw:enhanced-geometry svg:viewBox="0 0 21600 21600" draw:glue-points="21600 0 0 10800 21600 21600" draw:text-areas="13800 ?f9 21600 ?f10" draw:type="left-brace" draw:modifiers="5379.57639939486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oft-page-break/>CASO CONCRETO</text:p>
      <text:p text:style-name="P6"/>
      <text:p text:style-name="P7"><draw:frame text:anchor-type="paragraph" draw:z-index="21" draw:name="Quadro de texto 11" draw:style-name="gr1" draw:text-style-name="P41" svg:width="2.68cm" svg:height="2.017cm" svg:x="-3.145cm" svg:y="-0.039cm"><draw:text-box><text:p><text:span text:style-name="T58">11 – Caso concreto</text:span></text:p></draw:text-box></draw:frame><draw:frame text:anchor-type="paragraph" draw:z-index="25" draw:name="Quadro de texto 12" draw:style-name="gr1" draw:text-style-name="P41" svg:width="2.68cm" svg:height="2.017cm" svg:x="-3.145cm" svg:y="3.962cm"><draw:text-box><text:p><text:span text:style-name="T58">12 - Conclusão</text:span></text:p></draw:text-box></draw:frame>No caso em tela, os recolhimentos efetuados no período de <text:s/><text:span text:style-name="T50">04/2017 a 02/2018 </text:span>devem ser computados como carência e tempo de contribuição e, com isso, há<text:span text:style-name="T57"> qualidade de segurado no evento gerador</text:span></text:p>
      <text:p text:style-name="P30"><text:span text:style-name="T20">Cumpre a p</text:span><text:span text:style-name="T21">arte recorrente</text:span><text:span text:style-name="T20"> com a</text:span><text:span text:style-name="T22"> carência, </text:span><text:span text:style-name="T20">perfazendo quantidade de contribuições mensais acima do mínimo de 12</text:span><text:span text:style-name="T22">.</text:span></text:p>
      <text:p text:style-name="P6"><draw:custom-shape text:anchor-type="paragraph" draw:z-index="24" draw:name="Forma 14" draw:style-name="gr2" draw:text-style-name="P42" svg:width="0.761cm" svg:height="1.992cm" svg:x="-0.706cm" svg:y="0.309cm"><text:p/><draw:enhanced-geometry svg:viewBox="0 0 21600 21600" draw:glue-points="21600 0 0 10800 21600 21600" draw:text-areas="13800 ?f9 21600 ?f10" draw:type="left-brace" draw:modifiers="5379.57639939486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4"><text:span text:style-name="T26">D</text:span><text:span text:style-name="T25">ECISÃO</text:span></text:p>
      <text:p text:style-name="P4">Ante o exposto, voto por CONHECER DO RECURSO E <text:span text:style-name="T57">DAR</text:span>-LHE PROVIMENTO, nos termos da fundamentação.</text:p>
      <text:p text:style-name="P33"><text:line-break/><text:span text:style-name="T6">EMENTA</text:span></text:p>
      <text:p text:style-name="P3"><text:span text:style-name="T23">AUXÍLIO-DOENÇA</text:span><text:span text:style-name="T32"> PREVIDENCIÁRIO</text:span><text:span text:style-name="T23">.</text:span><text:span text:style-name="T33"> </text:span><text:span text:style-name="T34">SEGURAD</text:span><text:span text:style-name="T35">O</text:span><text:span text:style-name="T34"> POSSUI INCAPACIDADE, CARÊNCIA E QUALIDADE DE SEGURAD</text:span><text:span text:style-name="T35">O</text:span><text:span text:style-name="T34">.</text:span><text:span text:style-name="T36"> CUMPRE OS REQUISITOS IMPOSTOS PELO ART. 59</text:span><text:span text:style-name="T49"> DA LEI 8.213/9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 Sermann</meta:initial-creator>
    <meta:creation-date>2012-12-22T14:28:47</meta:creation-date>
    <dc:date>2022-05-26T11:52:43.707826414</dc:date>
    <meta:editing-duration>PT16H28M21S</meta:editing-duration>
    <meta:editing-cycles>85</meta:editing-cycles>
    <meta:generator>LibreOffice/7.3.3.2$Linux_X86_64 LibreOffice_project/d1d0ea68f081ee2800a922cac8f79445e4603348</meta:generator>
    <meta:document-statistic meta:table-count="0" meta:image-count="0" meta:object-count="0" meta:page-count="3" meta:paragraph-count="42" meta:word-count="828" meta:character-count="5379" meta:non-whitespace-character-count="4589"/>
  </office:meta>
</office:document-meta>
</file>